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157795" officeooo:paragraph-rsid="00157795"/>
    </style:style>
    <style:style style:name="P2" style:family="paragraph" style:parent-style-name="Standard">
      <style:text-properties officeooo:rsid="0016cd9a" officeooo:paragraph-rsid="0016cd9a"/>
    </style:style>
    <style:style style:name="P3" style:family="paragraph" style:parent-style-name="Standard">
      <style:text-properties officeooo:rsid="0016cd9a" officeooo:paragraph-rsid="0018b3bb"/>
    </style:style>
    <style:style style:name="P4" style:family="paragraph" style:parent-style-name="Standard">
      <style:text-properties officeooo:rsid="0016cd9a" officeooo:paragraph-rsid="001a4d9d"/>
    </style:style>
    <style:style style:name="P5" style:family="paragraph" style:parent-style-name="Standard">
      <style:text-properties officeooo:rsid="0016cd9a" officeooo:paragraph-rsid="001bef76"/>
    </style:style>
    <style:style style:name="P6" style:family="paragraph" style:parent-style-name="Standard">
      <style:text-properties officeooo:rsid="001bef76" officeooo:paragraph-rsid="001bef76"/>
    </style:style>
    <style:style style:name="P7" style:family="paragraph" style:parent-style-name="Standard">
      <style:text-properties officeooo:rsid="001a4d9d" officeooo:paragraph-rsid="001a4d9d"/>
    </style:style>
    <style:style style:name="P8" style:family="paragraph" style:parent-style-name="Standard">
      <style:text-properties officeooo:rsid="0016cd9a" officeooo:paragraph-rsid="0018b3bb"/>
    </style:style>
    <style:style style:name="P9" style:family="paragraph" style:parent-style-name="Standard">
      <style:text-properties officeooo:rsid="0016cd9a" officeooo:paragraph-rsid="002149fd"/>
    </style:style>
    <style:style style:name="P10" style:family="paragraph" style:parent-style-name="Standard">
      <style:text-properties officeooo:rsid="0004ec33" officeooo:paragraph-rsid="00213ae7"/>
    </style:style>
    <style:style style:name="P11" style:family="paragraph" style:parent-style-name="Standard">
      <style:text-properties officeooo:rsid="0022d857" officeooo:paragraph-rsid="0022d857"/>
    </style:style>
    <style:style style:name="T1" style:family="text">
      <style:text-properties officeooo:rsid="0016cd9a"/>
    </style:style>
    <style:style style:name="T2" style:family="text">
      <style:text-properties officeooo:rsid="0018b3bb"/>
    </style:style>
    <style:style style:name="T3" style:family="text">
      <style:text-properties officeooo:rsid="001a4d9d"/>
    </style:style>
    <style:style style:name="T4" style:family="text">
      <style:text-properties officeooo:rsid="001bef76"/>
    </style:style>
    <style:style style:name="T5" style:family="text">
      <style:text-properties officeooo:rsid="001d854c"/>
    </style:style>
    <style:style style:name="T6" style:family="text">
      <style:text-properties officeooo:rsid="000d953b"/>
    </style:style>
    <style:style style:name="T7" style:family="text">
      <style:text-properties officeooo:rsid="0007253d"/>
    </style:style>
    <style:style style:name="T8" style:family="text">
      <style:text-properties officeooo:rsid="000738b3"/>
    </style:style>
    <style:style style:name="T9" style:family="text">
      <style:text-properties officeooo:rsid="000b62ef"/>
    </style:style>
    <style:style style:name="T10" style:family="text">
      <style:text-properties officeooo:rsid="000c64a8"/>
    </style:style>
    <style:style style:name="T11" style:family="text">
      <style:text-properties officeooo:rsid="00213ae7"/>
    </style:style>
    <style:style style:name="T12" style:family="text">
      <style:text-properties officeooo:rsid="00217807"/>
    </style:style>
    <style:style style:name="T13" style:family="text">
      <style:text-properties officeooo:rsid="002149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2021-</text:span><text:span text:style-name="T11">Dec</text:span><text:span text:style-name="T6">ember-</text:span><text:span text:style-name="T11">02</text:span><text:span text:style-name="T6">; City Council Meeting.</text:span><text:line-break/><text:line-break/>Coleman City Council <text:span text:style-name="T7">Commissioners: Rankin, Hertzel, Sides, &amp; McGee</text:span>; <text:span text:style-name="T7">Mayor Sloan; <text:line-break/><text:tab/>&amp; </text:span><text:span text:style-name="T8">Managers Lopez, King, &amp; Campbell; </text:span><text:span text:style-name="T9">Chief Bratton; </text:span><text:span text:style-name="T10">&amp; City Attorney Chesser</text:span><text:span text:style-name="T8">:</text:span></text:p>
      <text:p text:style-name="P3"/>
      <text:p text:style-name="P9"><text:tab/>I recognize that <text:span text:style-name="T12">many among </text:span>you have a lot invested in the present “Municipal Government” of the People of our City; &amp; I <text:span text:style-name="T12">h</text:span>ave no desire for my critique there-of to inspire you to believe that the changes I am proposing <text:span text:style-name="T2">w</text:span><text:span text:style-name="T12">ould</text:span><text:span text:style-name="T2"> cause any </text:span><text:span text:style-name="T12">un-reasonable burdens on any among you</text:span><text:span text:style-name="T2">. <text:line-break/><text:tab/></text:span><text:span text:style-name="T12">But, I believe, all of you have Sworn “Oath of Office” to Support &amp; Protect our Texas Constitutional Form of Government, which </text:span><text:span text:style-name="T13">includes the “Right of Local Self-Government”, as specified in Article 1, Section 1, there-in. This is among the “Essential Principles of Liberty”, as declared in the immediately proceeding &amp; introductory paragraph. </text:span></text:p>
      <text:p text:style-name="P11">2021</text:p>
      <text:p text:style-name="P3"/>
      <text:p text:style-name="P3"/>
      <text:p text:style-name="P3"><text:span text:style-name="T2"><text:s/></text:span><text:s/><text:line-break/> <text:tab/><text:span text:style-name="T2">I believe that Promoting grass-roots compliance with the Common-Law Model of Government, will Prompt a net “Increase” in the Real-World Wealth of the People of our City. </text:span></text:p>
      <text:p text:style-name="P3"/>
      <text:p text:style-name="P3"><text:tab/><text:span text:style-name="T2">I could not help but note some discussion about making </text:span>deci<text:span text:style-name="T2">sions about hiring </text:span>a “New Municipal Judge” for the City of Coleman. </text:p>
      <text:p text:style-name="P5"><text:tab/><text:span text:style-name="T2">I suggest, that, this issue presents a</text:span>n Op<text:span text:style-name="T2">portunity for </text:span>an “<text:span text:style-name="T2">Experiment” with the Constitutionally Prioritized </text:span><text:span text:style-name="T3">“Court of Justice of the Peace”, a</text:span><text:span text:style-name="T4">s</text:span><text:span text:style-name="T3"> referenced in Article 5, Section 1, of our Texas Constitution. <text:s/></text:span></text:p>
      <text:p text:style-name="P5"><text:tab/><text:span text:style-name="T4">Texans presently Suffer under numerous Un-Constitutional Burdens, as Imposed through fiat &amp; usurpations by officers &amp; agents of the Federal Government. <text:s/>Texans Need a Bigger Hammer. Municipal Court Procedures Do Not Allow For Full Empowerment of our Texas Organic Body-Politic.</text:span></text:p>
      <text:p text:style-name="P6">The Only Power Available for Non-Violently Resisting Defacto Federal Government Usurpations is through Fully Empowered Jural-Society Communities, to be Issuing &amp; Enforcing Arrest Warrants, as Against Corrupted &amp; Usurping <text:span text:style-name="T5">Federal Public-Office Holders.</text:span></text:p>
      <text:p text:style-name="P5"><text:tab/><text:span text:style-name="T5">The old books call moves like this “Waging Law”.<text:line-break/><text:line-break/><text:line-break/></text:span></text:p>
      <text:p text:style-name="P5"/>
      <text:p text:style-name="P5"><text:span text:style-name="T4"><text:s/></text:span><text:span text:style-name="T3"><text:s/></text:span></text:p>
      <text:p text:style-name="P5"/>
      <text:p text:style-name="P5"/>
      <text:p text:style-name="P5"><text:span text:style-name="T3">Every Precinct in Texas has the Lawful Right To Run Their Own “Court of Justice of the Peace”. These are the Courts Referenced in the Sixth Amendment’s Declaration That Criminal Trials Shall Be Conducted in the Districts of the States. Those Districts Are Precincts. The Precincts Are Political Sub-Divisions of the County, <text:line-break/><text:tab/>They Have Organic Constitutional Authority </text:span><text:span text:style-name="T4">To Issue Arrest Warrants Against Terrorists Abusing Public-Offices.</text:span></text:p>
      <text:p text:style-name="P4"/>
      <text:p text:style-name="P7"><text:s/></text:p>
      <text:p text:style-name="P3"/>
      <text:p text:style-name="P3"/>
      <text:p text:style-name="P3"/>
      <text:p text:style-name="P3"><text:soft-page-break/>Alternative Judicial System to be Developed, </text:p>
      <text:p text:style-name="P2">which would be In Compliance with the Rules of the Common-Law.</text:p>
      <text:p text:style-name="P2"/>
      <text:p text:style-name="P2"/>
      <text:p text:style-name="P2"/>
      <text:p text:style-name="P1"/>
      <text:p text:style-name="P1"/>
      <text:p text:style-name="P2">~~~~~~~~~~~~~~~~~~~~~~~~~~~~</text:p>
      <text:p text:style-name="P1">Make Public Records.<text:line-break/><text:line-break/>Publish Public Records of County Clerk Filed Judgements.<text:line-break/><text:line-break/>Get County Clerks Seal on <text:line-break/>the <text:span text:style-name="T1">v</text:span>ersion of the Judgement Document <text:line-break/><text:span text:style-name="T1">that we wish to Publish. </text:span><text:s/></text:p>
      <text:p text:style-name="P1"/>
      <text:p text:style-name="P2">No One Can Question the Legitimacy of the Judgement.<text:line-break/><text:line-break/></text:p>
      <text:p text:style-name="P1"><text:line-break/>~~~~~~~~~~~~~~~~<text:line-break/>Dear County Clerk;<text:line-break/></text:p>
      <text:p text:style-name="P1">Please Note In Appropriate Public Records,</text:p>
      <text:p text:style-name="P1">that I, (insert new members name here), <text:line-break/>Do Nominate (insert nominees name) here,<text:line-break/></text:p>
      <text:p text:style-name="P1"><text:line-break/>Please Find or Create an Appropriate County Public Record Register Index, <text:line-break/><text:line-brea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Stewart</meta:initial-creator>
    <meta:creation-date>2021-11-19T05:21:37.267071705</meta:creation-date>
    <dc:date>2021-12-02T18:23:06.315516501</dc:date>
    <dc:creator>Charles Stewart</dc:creator>
    <meta:editing-duration>PT28M45S</meta:editing-duration>
    <meta:editing-cycles>4</meta:editing-cycles>
    <meta:generator>LibreOffice/7.2.2.2$Linux_X86_64 LibreOffice_project/02b2acce88a210515b4a5bb2e46cbfb63fe97d56</meta:generator>
    <meta:document-statistic meta:table-count="0" meta:image-count="0" meta:object-count="0" meta:page-count="2" meta:paragraph-count="21" meta:word-count="446" meta:character-count="2958" meta:non-whitespace-character-count="2485"/>
  </office:meta>
</office:document-meta>
</file>